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9cm" svg:height="1.2cm" svg:x="9.1cm" svg:y="3.7cm">
          <text:p text:style-name="P1">SISTEM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9cm" svg:height="1.2cm" svg:x="9.2cm" svg:y="6.6cm">
          <text:p text:style-name="P1">PROCES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05cm" svg:y1="4.9cm" svg:x2="11.15cm" svg:y2="6.6cm" draw:start-shape="id1" draw:start-glue-point="2" draw:end-shape="id2" draw:end-glue-point="0" svg:d="M11050 4900v850h100v850" svg:viewBox="0 0 101 1701">
          <text:p/>
        </draw:connector>
        <draw:custom-shape draw:style-name="gr1" draw:text-style-name="P1" xml:id="id3" draw:id="id3" draw:layer="layout" svg:width="6cm" svg:height="1.2cm" svg:x="8.1cm" svg:y="10cm">
          <text:p text:style-name="P1">PERFIL_PROCES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9cm" svg:height="1.2cm" svg:x="9.2cm" svg:y="13.3cm">
          <text:p text:style-name="P1">PERFI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7cm" svg:height="1.2cm" svg:x="8.3cm" svg:y="16.5cm">
          <text:p text:style-name="P1">PERFIL_USUARIO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cm" svg:height="1.2cm" svg:x="8.9cm" svg:y="19.5cm">
          <text:p text:style-name="P1">USUARI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15cm" svg:y1="7.8cm" svg:x2="11.1cm" svg:y2="10cm" draw:start-shape="id2" draw:start-glue-point="2" draw:end-shape="id3" draw:end-glue-point="0" svg:d="M11150 7800v1100h-50v1100" svg:viewBox="0 0 51 2201">
          <text:p/>
        </draw:connector>
        <draw:connector draw:style-name="gr2" draw:text-style-name="P1" draw:layer="layout" svg:x1="11.1cm" svg:y1="11.2cm" svg:x2="11.15cm" svg:y2="13.3cm" draw:start-shape="id3" draw:start-glue-point="2" draw:end-shape="id4" draw:end-glue-point="0" svg:d="M11100 11200v1050h50v1050" svg:viewBox="0 0 51 2101">
          <text:p/>
        </draw:connector>
        <draw:connector draw:style-name="gr2" draw:text-style-name="P1" draw:layer="layout" svg:x1="11.15cm" svg:y1="14.5cm" svg:x2="11.15cm" svg:y2="16.5cm" draw:start-shape="id4" draw:start-glue-point="2" draw:end-shape="id5" draw:end-glue-point="0" svg:d="M11150 14500v2000" svg:viewBox="0 0 1 2001">
          <text:p/>
        </draw:connector>
        <draw:connector draw:style-name="gr2" draw:text-style-name="P1" draw:layer="layout" svg:x1="11.15cm" svg:y1="17.7cm" svg:x2="11.15cm" svg:y2="19.5cm" draw:start-shape="id5" draw:start-glue-point="2" draw:end-shape="id6" draw:end-glue-point="0" svg:d="M11150 17700v1800" svg:viewBox="0 0 1 1801">
          <text:p/>
        </draw:connector>
        <draw:frame draw:style-name="gr3" draw:layer="layout" svg:width="14.3cm" svg:height="0.962cm" svg:x="3.6cm" svg:y="1.5cm">
          <draw:text-box>
            <text:p>DIAGRAMA DE VINCULACION PROPUESTO</text:p>
          </draw:text-box>
        </draw:frame>
      </draw:page>
      <draw:page draw:name="page2" draw:style-name="dp1" draw:master-page-name="Predeterminado">
        <draw:custom-shape draw:style-name="gr1" draw:text-style-name="P2" xml:id="id12" draw:id="id12" draw:layer="layout" svg:width="5.2cm" svg:height="1.7cm" svg:x="3.9cm" svg:y="7.8cm">
          <text:p text:style-name="P1"><text:span text:style-name="T1">APLICACION</text:span></text:p>
          <text:p text:style-name="P1"><text:span text:style-name="T1">(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9cm" svg:height="1.2cm" svg:x="9.5cm" svg:y="4.6cm">
          <text:p text:style-name="P1"><text:span text:style-name="T1">PROCE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cm" svg:height="1.5cm" svg:x="13.7cm" svg:y="8cm">
          <text:p text:style-name="P1"><text:span text:style-name="T1">PERFIL_PROCE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9cm" svg:height="1.2cm" svg:x="9.2cm" svg:y="12.3cm">
          <text:p text:style-name="P1"><text:span text:style-name="T1">PERFIL (3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7cm" svg:height="1.2cm" svg:x="8.3cm" svg:y="15.7cm">
          <text:p text:style-name="P1"><text:span text:style-name="T1">PERFIL_USU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5cm" svg:height="1.2cm" svg:x="8.9cm" svg:y="19.5cm">
          <text:p text:style-name="P1"><text:span text:style-name="T1">USUARIO (2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4cm" svg:y1="5.2cm" svg:x2="16.7cm" svg:y2="8cm" draw:start-shape="id7" draw:start-glue-point="1" draw:end-shape="id8" draw:end-glue-point="0" svg:d="M13400 5200h3300v2800" svg:viewBox="0 0 3301 2801">
          <text:p/>
        </draw:connector>
        <draw:connector draw:style-name="gr2" draw:text-style-name="P1" draw:layer="layout" svg:x1="11.15cm" svg:y1="13.5cm" svg:x2="11.15cm" svg:y2="15.7cm" draw:start-shape="id9" draw:start-glue-point="2" draw:end-shape="id10" draw:end-glue-point="0" svg:d="M11150 13500v2200" svg:viewBox="0 0 1 2201">
          <text:p/>
        </draw:connector>
        <draw:connector draw:style-name="gr2" draw:text-style-name="P1" draw:layer="layout" svg:x1="11.15cm" svg:y1="16.9cm" svg:x2="11.15cm" svg:y2="19.5cm" draw:start-shape="id10" draw:start-glue-point="2" draw:end-shape="id11" draw:end-glue-point="0" svg:d="M11150 16900v2600" svg:viewBox="0 0 1 2601">
          <text:p/>
        </draw:connector>
        <draw:frame draw:style-name="gr3" draw:text-style-name="P3" draw:layer="layout" svg:width="14.3cm" svg:height="0.962cm" svg:x="4.4cm" svg:y="1.6cm">
          <draw:text-box>
            <text:p><text:span text:style-name="T1">DIAGRAMA DE VINCULACION PROPUESTO</text:span></text:p>
          </draw:text-box>
        </draw:frame>
        <draw:connector draw:style-name="gr2" draw:text-style-name="P1" draw:layer="layout" svg:x1="6.5cm" svg:y1="9.5cm" svg:x2="9.2cm" svg:y2="12.9cm" draw:start-shape="id12" draw:start-glue-point="2" draw:end-shape="id9" draw:end-glue-point="3" svg:d="M6500 9500v3400h2700" svg:viewBox="0 0 2701 3401">
          <text:p/>
        </draw:connector>
        <draw:connector draw:style-name="gr2" draw:text-style-name="P1" draw:layer="layout" svg:x1="13.1cm" svg:y1="12.9cm" svg:x2="16.7cm" svg:y2="9.5cm" draw:start-shape="id9" draw:start-glue-point="1" draw:end-shape="id8" draw:end-glue-point="2" svg:d="M13100 12900h3600v-3400" svg:viewBox="0 0 3601 3401">
          <text:p/>
        </draw:connector>
        <draw:connector draw:style-name="gr2" draw:text-style-name="P1" draw:layer="layout" svg:x1="6.5cm" svg:y1="7.8cm" svg:x2="9.5cm" svg:y2="5.2cm" draw:start-shape="id12" draw:start-glue-point="0" draw:end-shape="id7" draw:end-glue-point="3" svg:d="M6500 7800v-2600h3000" svg:viewBox="0 0 30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11111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6T15:48:08.549700265</meta:creation-date>
    <dc:date>2014-05-12T17:07:31.748366994</dc:date>
    <meta:editing-duration>PT1H4M49S</meta:editing-duration>
    <meta:editing-cycles>3</meta:editing-cycles>
    <meta:generator>LibreOffice/4.2.8.2$Linux_X86_64 LibreOffice_project/420m0$Build-2</meta:generator>
    <meta:document-statistic meta:object-count="25"/>
  </office:meta>
</office:document-meta>
</file>